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3"/>
    <style:style style:name="P3" style:family="paragraph" style:parent-style-name="Standard" style:list-style-name="L3"/>
    <style:style style:name="P4" style:family="paragraph" style:parent-style-name="Standard" style:list-style-name="L3"/>
    <style:style style:name="P5" style:family="paragraph" style:parent-style-name="Standard" style:list-style-name="L3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5"/>
    <style:style style:name="P10" style:family="paragraph" style:parent-style-name="Standard" style:list-style-name="L5"/>
    <style:style style:name="P11" style:family="paragraph" style:parent-style-name="Standard" style:list-style-name="L5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2">
      <style:paragraph-properties fo:margin-left="0cm" fo:margin-right="0cm" fo:text-indent="0cm" style:auto-text-indent="false"/>
    </style:style>
    <style:style style:name="P22" style:family="paragraph" style:parent-style-name="Standard" style:list-style-name="L2">
      <style:paragraph-properties fo:margin-left="0cm" fo:margin-right="0cm" fo:text-indent="0cm" style:auto-text-indent="false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</style:style>
    <style:style style:name="P24" style:family="paragraph" style:parent-style-name="Standard" style:list-style-name="L2">
      <style:paragraph-properties fo:margin-left="0cm" fo:margin-right="0cm" fo:text-indent="0cm" style:auto-text-indent="false"/>
    </style:style>
    <style:style style:name="P25" style:family="paragraph" style:parent-style-name="Standard" style:list-style-name="L2">
      <style:paragraph-properties fo:margin-left="0cm" fo:margin-right="0cm" fo:text-indent="0cm" style:auto-text-indent="false"/>
    </style:style>
    <style:style style:name="P26" style:family="paragraph" style:parent-style-name="Standard" style:list-style-name="L2">
      <style:paragraph-properties fo:margin-left="0cm" fo:margin-right="0cm" fo:text-indent="0cm" style:auto-text-indent="false"/>
    </style:style>
    <style:style style:name="P27" style:family="paragraph" style:parent-style-name="Standard" style:list-style-name="L2">
      <style:paragraph-properties fo:margin-left="0cm" fo:margin-right="0cm" fo:text-indent="0cm" style:auto-text-indent="false"/>
    </style:style>
    <style:style style:name="P28" style:family="paragraph" style:parent-style-name="Standard" style:list-style-name="L2">
      <style:paragraph-properties fo:margin-left="0cm" fo:margin-right="0cm" fo:text-indent="0cm" style:auto-text-indent="false"/>
    </style:style>
    <style:style style:name="P29" style:family="paragraph" style:parent-style-name="Standard" style:list-style-name="L2">
      <style:paragraph-properties fo:margin-left="0cm" fo:margin-right="0cm" fo:text-indent="0cm" style:auto-text-indent="false"/>
    </style:style>
    <style:style style:name="P30" style:family="paragraph" style:parent-style-name="Standard" style:list-style-name="L2">
      <style:paragraph-properties fo:margin-left="0cm" fo:margin-right="0cm" fo:text-indent="0cm" style:auto-text-indent="false"/>
    </style:style>
    <style:style style:name="P31" style:family="paragraph" style:parent-style-name="Standard" style:list-style-name="L4">
      <style:paragraph-properties fo:margin-left="0cm" fo:margin-right="0cm" fo:text-indent="0cm" style:auto-text-indent="false"/>
    </style:style>
    <style:style style:name="P32" style:family="paragraph" style:parent-style-name="Standard" style:list-style-name="L4">
      <style:paragraph-properties fo:margin-left="0cm" fo:margin-right="0cm" fo:text-indent="0cm" style:auto-text-indent="false"/>
    </style:style>
    <style:style style:name="P33" style:family="paragraph" style:parent-style-name="Standard" style:list-style-name="L4">
      <style:paragraph-properties fo:margin-left="0cm" fo:margin-right="0cm" fo:text-indent="0cm" style:auto-text-indent="false"/>
    </style:style>
    <style:style style:name="P34" style:family="paragraph" style:parent-style-name="Standard" style:list-style-name="L4">
      <style:paragraph-properties fo:margin-left="0cm" fo:margin-right="0cm" fo:text-indent="0cm" style:auto-text-indent="false"/>
    </style:style>
    <style:style style:name="P35" style:family="paragraph" style:parent-style-name="Heading"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Heading_20_1" style:list-style-name="L1"/>
    <style:style style:name="P37" style:family="paragraph" style:parent-style-name="Heading_20_1" style:list-style-name="L1"/>
    <style:style style:name="P38" style:family="paragraph" style:parent-style-name="Heading_20_1" style:list-style-name="L1"/>
    <style:style style:name="P39" style:family="paragraph" style:parent-style-name="Heading_20_1" style:list-style-name="L1"/>
    <style:style style:name="P40" style:family="paragraph" style:parent-style-name="Heading_20_1" style:list-style-name="L1"/>
    <style:style style:name="P41" style:family="paragraph" style:parent-style-name="Heading_20_1" style:list-style-name="L1"/>
    <style:style style:name="P42" style:family="paragraph" style:parent-style-name="Heading_20_1" style:list-style-name="L1"/>
    <style:style style:name="P43" style:family="paragraph" style:parent-style-name="Heading_20_1" style:list-style-name="L1"/>
    <style:style style:name="P44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blauf Betatest LINBO</text:p>
      <text:p text:style-name="Standard"/>
      <text:p text:style-name="Standard">Anmerkung: Da es noch nicht klar ist, wie wir mit dem testing-Repository weitergeht machen wir ein eigenes Repository betatest-LINBO</text:p>
      <text:table-of-content text:style-name="Sect1" text:protected="true" text:name="Inhaltsverzeichnis1">
        <text:table-of-content-source text:outline-level="1" text:use-index-marks="false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44">1.Allgemeiner Ablauf<text:tab/>1</text:p>
          <text:p text:style-name="P44">2.Vorbereitungen<text:tab/>1</text:p>
          <text:p text:style-name="P44">3.Finden von Betatestern<text:tab/>1</text:p>
          <text:p text:style-name="P44">4.Erstellen von Testszenarien<text:tab/>1</text:p>
          <text:p text:style-name="P44">5.Test-Referenzsystem<text:tab/>1</text:p>
          <text:p text:style-name="P44">6.Beginn des Tests<text:tab/>2</text:p>
          <text:p text:style-name="P44">7.Zwischenstand<text:tab/>2</text:p>
          <text:p text:style-name="P44">8.Beendigung<text:tab/>2</text:p>
        </text:index-body>
      </text:table-of-content>
      <text:p text:style-name="Standard"/>
      <text:list text:style-name="L1">
        <text:list-item>
          <text:h text:style-name="P36" text:outline-level="1">Allgemeiner Ablauf</text:h>
        </text:list-item>
      </text:list>
      <text:list text:style-name="L2">
        <text:list-item>
          <text:list>
            <text:list-item>
              <text:p text:style-name="P21">Betatester werden über das Portal des Support-Netzes gesucht</text:p>
            </text:list-item>
            <text:list-item>
              <text:p text:style-name="P21">Sie melden sich über <text:a xlink:type="simple" xlink:href="mailto:linux-beta@lmz-bw.de">linux-beta@lmz-bw.de</text:a> an</text:p>
            </text:list-item>
            <text:list-item>
              <text:p text:style-name="P21">Die ZEN sucht zusammen mit der Projektleitung (PL) und der Hotline und Rücksprache mit Daniela die Betatester aus</text:p>
            </text:list-item>
            <text:list-item>
              <text:p text:style-name="P21">Dann bekommen Sie ein Formular mit den AGBs zum Test. Dies muss unterschrieben an uns gefaxt werden.</text:p>
            </text:list-item>
            <text:list-item>
              <text:p text:style-name="P21">Diesen Formular geht dann bei uns ein und wird ins UHD eingetragen</text:p>
            </text:list-item>
            <text:list-item>
              <text:p text:style-name="P21">Dann wird dem Tester ein Zugang auf dem LML-Portal freigeschaltet werden</text:p>
            </text:list-item>
            <text:list-item>
              <text:p text:style-name="P21">Es wird Testszenarien geben, die von den Testern geprüft werden müssen</text:p>
            </text:list-item>
            <text:list-item>
              <text:p text:style-name="P21">Support erfolgt durch die Entwickler über eine eigene Mailingliste</text:p>
            </text:list-item>
            <text:list-item>
              <text:p text:style-name="P21">Bugreports und RFC werden über den RequestTracker (RT) abgehandelt</text:p>
            </text:list-item>
            <text:list-item>
              <text:p text:style-name="P21">Die Hotline testet parallel im Hinblick auf die Kundenfreundlichkeit</text:p>
            </text:list-item>
          </text:list>
        </text:list-item>
      </text:list>
      <text:list text:style-name="L1" text:continue-numbering="true">
        <text:list-item>
          <text:h text:style-name="P36" text:outline-level="1">Vorbereitungen</text:h>
        </text:list-item>
      </text:list>
      <text:list text:style-name="L3">
        <text:list-item>
          <text:list>
            <text:list-item>
              <text:p text:style-name="P1">Erstellung der Seiten und Informationen für das Portal (ZEN intern)</text:p>
            </text:list-item>
            <text:list-item>
              <text:p text:style-name="P1">Einreichtet eine Mailingliste zum Test: <text:a xlink:type="simple" xlink:href="mailto:betatest-tivoli@lml.support-netz">betatest-linbo@lml.support-netz</text:a>,de (ZEN intern)</text:p>
            </text:list-item>
            <text:list-item>
              <text:p text:style-name="P1">Einrichtung eines Stapels im RT (ZEN intern)</text:p>
            </text:list-item>
            <text:list-item>
              <text:p text:style-name="P1">Erstellung der Testszenarien (ZEN intern/Externer Dienstleister)</text:p>
            </text:list-item>
            <text:list-item>
              <text:p text:style-name="P1">Erstellung der AGBs, Hinweise und Bestätigungsseite für den Tester (ZEN intern)</text:p>
            </text:list-item>
          </text:list>
        </text:list-item>
      </text:list>
      <text:list text:style-name="L1" text:continue-numbering="true">
        <text:list-item>
          <text:h text:style-name="P36" text:outline-level="1">Finden von Betatestern</text:h>
        </text:list-item>
      </text:list>
      <text:list text:style-name="L4">
        <text:list-item>
          <text:list>
            <text:list-item>
              <text:p text:style-name="P31">Möglichst ein große Vielfalt, wobei zwei oder drei vergleichbare Schulen nicht schlecht wären</text:p>
            </text:list-item>
            <text:list-item>
              <text:p text:style-name="P31">Kunden, die bereits lange darauf warten</text:p>
            </text:list-item>
            <text:list-item>
              <text:p text:style-name="P31">Hinweis, dass der Test möglichst nicht auf Live-Systemen laufen soll</text:p>
            </text:list-item>
            <text:list-item>
              <text:p text:style-name="P31">Hinweis auf Haftungsausschluss</text:p>
            </text:list-item>
          </text:list>
        </text:list-item>
      </text:list>
      <text:list text:style-name="L1" text:continue-numbering="true">
        <text:list-item>
          <text:h text:style-name="P36" text:outline-level="1">Erstellen von Testszenarien</text:h>
          <text:list>
            <text:list-item>
              <text:p text:style-name="P6">Erstellen eines Windows XP Pro SP2 Clients</text:p>
            </text:list-item>
            <text:list-item>
              <text:p text:style-name="P6">Verteilung auf mehrere Maschinen</text:p>
            </text:list-item>
            <text:list-item>
              <text:p text:style-name="P6">Individuelle Anpassungen der Maschinen</text:p>
            </text:list-item>
            <text:list-item>
              <text:p text:style-name="P6">Verschiedene Images des Clients</text:p>
            </text:list-item>
          </text:list>
        </text:list-item>
        <text:list-item>
          <text:h text:style-name="P36" text:outline-level="1"><text:soft-page-break/>Test-Referenzsystem</text:h>
          <text:p text:style-name="P6">Aufsetzen von VMWare Maschinen zum Test der Hotline</text:p>
        </text:list-item>
      </text:list>
      <text:list text:style-name="L5">
        <text:list-item>
          <text:list>
            <text:list-item>
              <text:p text:style-name="P9">IPCop davor</text:p>
            </text:list-item>
            <text:list-item>
              <text:p text:style-name="P9">Dedizierter IPCop, Server und Client (Windows XP)</text:p>
            </text:list-item>
            <text:list-item>
              <text:p text:style-name="P9">Integrierter IPCop und (Windows XP)</text:p>
            </text:list-item>
          </text:list>
        </text:list-item>
      </text:list>
      <text:list text:style-name="L1" text:continue-numbering="true">
        <text:list-item>
          <text:h text:style-name="P36" text:outline-level="1">Beginn des Tests</text:h>
          <text:list>
            <text:list-item>
              <text:p text:style-name="P6">Ankündigung des Beginns in KW 47 und Zielformulierung zum Ende</text:p>
            </text:list-item>
            <text:list-item>
              <text:p text:style-name="P6">Zusendung der Testszenarien</text:p>
            </text:list-item>
          </text:list>
        </text:list-item>
        <text:list-item>
          <text:h text:style-name="P36" text:outline-level="1">Zwischenstand</text:h>
          <text:list>
            <text:list-item>
              <text:p text:style-name="P6">Nach zwei Wochen Abfrage des Zwischenstandes bei jedem Kunden</text:p>
            </text:list-item>
            <text:list-item>
              <text:p text:style-name="P6">Behebung der bis dahin aufgetretenen Fehler und Probleme</text:p>
            </text:list-item>
          </text:list>
        </text:list-item>
        <text:list-item>
          <text:h text:style-name="P36" text:outline-level="1">Beendigung</text:h>
          <text:list>
            <text:list-item>
              <text:p text:style-name="P6">In KW 50 Ende des Betatestes</text:p>
            </text:list-item>
            <text:list-item>
              <text:p text:style-name="P6">Behebung der Fehler und Probleme</text:p>
            </text:list-item>
            <text:list-item>
              <text:p text:style-name="P6">Freigabe und Veröffentlichung in KW 51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9T11:07:24</meta:creation-date>
    <dc:creator>Andreas Mendyk</dc:creator>
    <dc:date>2007-11-12T12:32:52</dc:date>
    <meta:editing-cycles>7</meta:editing-cycles>
    <meta:editing-duration>PT6H6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356" meta:character-count="2358"/>
  </office:meta>
</office:document-meta>
</file>